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busquedaBinaria2e16" table:style-name="ta1">
        <table:shapes>
          <draw:frame draw:z-index="0" draw:style-name="gr1" draw:text-style-name="P1" svg:width="15.994cm" svg:height="9.004cm" svg:x="20.281cm" svg:y="13.201cm">
            <draw:object draw:notify-on-update-of-ranges="Resultados_busquedaBinaria2e16.B1:Resultados_busquedaBinaria2e16.B1 Resultados_busquedaBinaria2e16.B2:Resultados_busquedaBinaria2e16.B51 Resultados_busquedaBinaria2e16.C1:Resultados_busquedaBinaria2e16.C1 Resultados_busquedaBinaria2e16.C2:Resultados_busquedaBinaria2e16.C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4cm" svg:height="9.004cm" svg:x="19.814cm" svg:y="3.533cm">
            <draw:object draw:notify-on-update-of-ranges="Resultados_busquedaBinaria2e16.D1:Resultados_busquedaBinaria2e16.D1 Resultados_busquedaBinaria2e16.D2:Resultados_busquedaBinaria2e16.D51 Resultados_busquedaBinaria2e16.E1:Resultados_busquedaBinaria2e16.E1 Resultados_busquedaBinaria2e16.E2:Resultados_busquedaBinaria2e16.E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Iteración</text:p>
          </table:table-cell>
          <table:table-cell office:value-type="string" calcext:value-type="string">
            <text:p>Tiempo Lineal (ns)</text:p>
          </table:table-cell>
          <table:table-cell office:value-type="string" calcext:value-type="string">
            <text:p>Tiempo Normal (ns)</text:p>
          </table:table-cell>
          <table:table-cell office:value-type="string" calcext:value-type="string">
            <text:p>Promedio Lineal (ms)</text:p>
          </table:table-cell>
          <table:table-cell office:value-type="string" calcext:value-type="string">
            <text:p>Promedio Normal (m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office:value-type="float" office:value="221" calcext:value-type="float">
            <text:p>221</text:p>
          </table:table-cell>
          <table:table-cell table:formula="of:=AVERAGE([.B2];[.B2])" office:value-type="float" office:value="1116" calcext:value-type="float">
            <text:p>1.116,00</text:p>
          </table:table-cell>
          <table:table-cell table:formula="of:=AVERAGE([.C2];[.C2])" office:value-type="float" office:value="221" calcext:value-type="float">
            <text:p>221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formula="of:=AVERAGE([.B2];[.B3])" office:value-type="float" office:value="623" calcext:value-type="float">
            <text:p>623,00</text:p>
          </table:table-cell>
          <table:table-cell table:formula="of:=AVERAGE([.C2];[.C3])" office:value-type="float" office:value="166" calcext:value-type="float">
            <text:p>166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130" calcext:value-type="float">
            <text:p>130</text:p>
          </table:table-cell>
          <table:table-cell table:formula="of:=AVERAGE([.B2:.B4])" office:value-type="float" office:value="523.333333333333" calcext:value-type="float">
            <text:p>523,33</text:p>
          </table:table-cell>
          <table:table-cell table:formula="of:=AVERAGE([.C2:.C4])" office:value-type="float" office:value="154" calcext:value-type="float">
            <text:p>154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table:formula="of:=AVERAGE([.B2:.B5])" office:value-type="float" office:value="425.5" calcext:value-type="float">
            <text:p>425,50</text:p>
          </table:table-cell>
          <table:table-cell table:formula="of:=AVERAGE([.C2:.C5])" office:value-type="float" office:value="144.25" calcext:value-type="float">
            <text:p>144,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table:formula="of:=AVERAGE([.B2:.B6])" office:value-type="float" office:value="367" calcext:value-type="float">
            <text:p>367,00</text:p>
          </table:table-cell>
          <table:table-cell table:formula="of:=AVERAGE([.C2:.C6])" office:value-type="float" office:value="139.6" calcext:value-type="float">
            <text:p>139,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141" calcext:value-type="float">
            <text:p>141</text:p>
          </table:table-cell>
          <table:table-cell table:formula="of:=AVERAGE([.B2:.B7])" office:value-type="float" office:value="332.5" calcext:value-type="float">
            <text:p>332,50</text:p>
          </table:table-cell>
          <table:table-cell table:formula="of:=AVERAGE([.C2:.C7])" office:value-type="float" office:value="139.833333333333" calcext:value-type="float">
            <text:p>139,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table:formula="of:=AVERAGE([.B2:.B8])" office:value-type="float" office:value="303.142857142857" calcext:value-type="float">
            <text:p>303,14</text:p>
          </table:table-cell>
          <table:table-cell table:formula="of:=AVERAGE([.C2:.C8])" office:value-type="float" office:value="139.428571428571" calcext:value-type="float">
            <text:p>139,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1" calcext:value-type="float">
            <text:p>321</text:p>
          </table:table-cell>
          <table:table-cell office:value-type="float" office:value="117" calcext:value-type="float">
            <text:p>117</text:p>
          </table:table-cell>
          <table:table-cell table:formula="of:=AVERAGE([.B2:.B9])" office:value-type="float" office:value="305.375" calcext:value-type="float">
            <text:p>305,38</text:p>
          </table:table-cell>
          <table:table-cell table:formula="of:=AVERAGE([.C2:.C9])" office:value-type="float" office:value="136.625" calcext:value-type="float">
            <text:p>136,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table:formula="of:=AVERAGE([.B2:.B10])" office:value-type="float" office:value="284.444444444444" calcext:value-type="float">
            <text:p>284,44</text:p>
          </table:table-cell>
          <table:table-cell table:formula="of:=AVERAGE([.C2:.C10])" office:value-type="float" office:value="135.555555555556" calcext:value-type="float">
            <text:p>135,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table:formula="of:=AVERAGE([.B2:.B11])" office:value-type="float" office:value="269.5" calcext:value-type="float">
            <text:p>269,50</text:p>
          </table:table-cell>
          <table:table-cell table:formula="of:=AVERAGE([.C2:.C11])" office:value-type="float" office:value="137.7" calcext:value-type="float">
            <text:p>137,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3" calcext:value-type="float">
            <text:p>183</text:p>
          </table:table-cell>
          <table:table-cell office:value-type="float" office:value="96" calcext:value-type="float">
            <text:p>96</text:p>
          </table:table-cell>
          <table:table-cell table:formula="of:=AVERAGE([.B2];[.B12])" office:value-type="float" office:value="649.5" calcext:value-type="float">
            <text:p>649,50</text:p>
          </table:table-cell>
          <table:table-cell table:formula="of:=AVERAGE([.C2];[.C12])" office:value-type="float" office:value="158.5" calcext:value-type="float">
            <text:p>158,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table:formula="of:=AVERAGE([.B2];[.B13])" office:value-type="float" office:value="621.5" calcext:value-type="float">
            <text:p>621,50</text:p>
          </table:table-cell>
          <table:table-cell table:formula="of:=AVERAGE([.C2];[.C13])" office:value-type="float" office:value="181.5" calcext:value-type="float">
            <text:p>181,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table:formula="of:=AVERAGE([.B2:.B14])" office:value-type="float" office:value="240.923076923077" calcext:value-type="float">
            <text:p>240,92</text:p>
          </table:table-cell>
          <table:table-cell table:formula="of:=AVERAGE([.C2:.C14])" office:value-type="float" office:value="133.384615384615" calcext:value-type="float">
            <text:p>133,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4" calcext:value-type="float">
            <text:p>274</text:p>
          </table:table-cell>
          <table:table-cell office:value-type="float" office:value="126" calcext:value-type="float">
            <text:p>126</text:p>
          </table:table-cell>
          <table:table-cell table:formula="of:=AVERAGE([.B2:.B15])" office:value-type="float" office:value="243.285714285714" calcext:value-type="float">
            <text:p>243,29</text:p>
          </table:table-cell>
          <table:table-cell table:formula="of:=AVERAGE([.C2:.C15])" office:value-type="float" office:value="132.857142857143" calcext:value-type="float">
            <text:p>132,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table:formula="of:=AVERAGE([.B2:.B16])" office:value-type="float" office:value="236.2" calcext:value-type="float">
            <text:p>236,20</text:p>
          </table:table-cell>
          <table:table-cell table:formula="of:=AVERAGE([.C2:.C16])" office:value-type="float" office:value="133.733333333333" calcext:value-type="float">
            <text:p>133,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office:value-type="float" office:value="123" calcext:value-type="float">
            <text:p>123</text:p>
          </table:table-cell>
          <table:table-cell table:formula="of:=AVERAGE([.B2:.B17])" office:value-type="float" office:value="230.375" calcext:value-type="float">
            <text:p>230,38</text:p>
          </table:table-cell>
          <table:table-cell table:formula="of:=AVERAGE([.C2:.C17])" office:value-type="float" office:value="133.0625" calcext:value-type="float">
            <text:p>133,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table:formula="of:=AVERAGE([.B2:.B18])" office:value-type="float" office:value="227.882352941176" calcext:value-type="float">
            <text:p>227,88</text:p>
          </table:table-cell>
          <table:table-cell table:formula="of:=AVERAGE([.C2:.C18])" office:value-type="float" office:value="132.882352941176" calcext:value-type="float">
            <text:p>132,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8" calcext:value-type="float">
            <text:p>178</text:p>
          </table:table-cell>
          <table:table-cell office:value-type="float" office:value="163" calcext:value-type="float">
            <text:p>163</text:p>
          </table:table-cell>
          <table:table-cell table:formula="of:=AVERAGE([.B2:.B19])" office:value-type="float" office:value="225.111111111111" calcext:value-type="float">
            <text:p>225,11</text:p>
          </table:table-cell>
          <table:table-cell table:formula="of:=AVERAGE([.C2:.C19])" office:value-type="float" office:value="134.555555555556" calcext:value-type="float">
            <text:p>134,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4" calcext:value-type="float">
            <text:p>154</text:p>
          </table:table-cell>
          <table:table-cell office:value-type="float" office:value="132" calcext:value-type="float">
            <text:p>132</text:p>
          </table:table-cell>
          <table:table-cell table:formula="of:=AVERAGE([.B2:.B20])" office:value-type="float" office:value="221.368421052632" calcext:value-type="float">
            <text:p>221,37</text:p>
          </table:table-cell>
          <table:table-cell table:formula="of:=AVERAGE([.C2:.C20])" office:value-type="float" office:value="134.421052631579" calcext:value-type="float">
            <text:p>134,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8" calcext:value-type="float">
            <text:p>168</text:p>
          </table:table-cell>
          <table:table-cell office:value-type="float" office:value="85" calcext:value-type="float">
            <text:p>85</text:p>
          </table:table-cell>
          <table:table-cell table:formula="of:=AVERAGE([.B2:.B21])" office:value-type="float" office:value="218.7" calcext:value-type="float">
            <text:p>218,70</text:p>
          </table:table-cell>
          <table:table-cell table:formula="of:=AVERAGE([.C2:.C21])" office:value-type="float" office:value="131.95" calcext:value-type="float">
            <text:p>131,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8" calcext:value-type="float">
            <text:p>148</text:p>
          </table:table-cell>
          <table:table-cell office:value-type="float" office:value="117" calcext:value-type="float">
            <text:p>117</text:p>
          </table:table-cell>
          <table:table-cell table:formula="of:=AVERAGE([.B2];[.B22])" office:value-type="float" office:value="632" calcext:value-type="float">
            <text:p>632,00</text:p>
          </table:table-cell>
          <table:table-cell table:formula="of:=AVERAGE([.C2];[.C22])" office:value-type="float" office:value="169" calcext:value-type="float">
            <text:p>169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table:formula="of:=AVERAGE([.B2];[.B23])" office:value-type="float" office:value="635" calcext:value-type="float">
            <text:p>635,00</text:p>
          </table:table-cell>
          <table:table-cell table:formula="of:=AVERAGE([.C2];[.C23])" office:value-type="float" office:value="173" calcext:value-type="float">
            <text:p>173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70" calcext:value-type="float">
            <text:p>170</text:p>
          </table:table-cell>
          <table:table-cell table:formula="of:=AVERAGE([.B2:.B24])" office:value-type="float" office:value="208.739130434783" calcext:value-type="float">
            <text:p>208,74</text:p>
          </table:table-cell>
          <table:table-cell table:formula="of:=AVERAGE([.C2:.C24])" office:value-type="float" office:value="132.652173913043" calcext:value-type="float">
            <text:p>132,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6" calcext:value-type="float">
            <text:p>176</text:p>
          </table:table-cell>
          <table:table-cell office:value-type="float" office:value="129" calcext:value-type="float">
            <text:p>129</text:p>
          </table:table-cell>
          <table:table-cell table:formula="of:=AVERAGE([.B2:.B25])" office:value-type="float" office:value="207.375" calcext:value-type="float">
            <text:p>207,38</text:p>
          </table:table-cell>
          <table:table-cell table:formula="of:=AVERAGE([.C2:.C25])" office:value-type="float" office:value="132.5" calcext:value-type="float">
            <text:p>132,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table:formula="of:=AVERAGE([.B2:.B26])" office:value-type="float" office:value="204.88" calcext:value-type="float">
            <text:p>204,88</text:p>
          </table:table-cell>
          <table:table-cell table:formula="of:=AVERAGE([.C2:.C26])" office:value-type="float" office:value="131.84" calcext:value-type="float">
            <text:p>131,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2" calcext:value-type="float">
            <text:p>142</text:p>
          </table:table-cell>
          <table:table-cell office:value-type="float" office:value="95" calcext:value-type="float">
            <text:p>95</text:p>
          </table:table-cell>
          <table:table-cell table:formula="of:=AVERAGE([.B2:.B27])" office:value-type="float" office:value="202.461538461538" calcext:value-type="float">
            <text:p>202,46</text:p>
          </table:table-cell>
          <table:table-cell table:formula="of:=AVERAGE([.C2:.C27])" office:value-type="float" office:value="130.423076923077" calcext:value-type="float">
            <text:p>130,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0" calcext:value-type="float">
            <text:p>160</text:p>
          </table:table-cell>
          <table:table-cell office:value-type="float" office:value="116" calcext:value-type="float">
            <text:p>116</text:p>
          </table:table-cell>
          <table:table-cell table:formula="of:=AVERAGE([.B2:.B28])" office:value-type="float" office:value="200.888888888889" calcext:value-type="float">
            <text:p>200,89</text:p>
          </table:table-cell>
          <table:table-cell table:formula="of:=AVERAGE([.C2:.C28])" office:value-type="float" office:value="129.888888888889" calcext:value-type="float">
            <text:p>129,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table:formula="of:=AVERAGE([.B2:.B29])" office:value-type="float" office:value="197.607142857143" calcext:value-type="float">
            <text:p>197,61</text:p>
          </table:table-cell>
          <table:table-cell table:formula="of:=AVERAGE([.C2:.C29])" office:value-type="float" office:value="129.321428571429" calcext:value-type="float">
            <text:p>129,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  <table:table-cell office:value-type="float" office:value="216" calcext:value-type="float">
            <text:p>216</text:p>
          </table:table-cell>
          <table:table-cell table:formula="of:=AVERAGE([.B2:.B30])" office:value-type="float" office:value="195.068965517241" calcext:value-type="float">
            <text:p>195,07</text:p>
          </table:table-cell>
          <table:table-cell table:formula="of:=AVERAGE([.C2:.C30])" office:value-type="float" office:value="132.310344827586" calcext:value-type="float">
            <text:p>132,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5" calcext:value-type="float">
            <text:p>125</text:p>
          </table:table-cell>
          <table:table-cell office:value-type="float" office:value="177" calcext:value-type="float">
            <text:p>177</text:p>
          </table:table-cell>
          <table:table-cell table:formula="of:=AVERAGE([.B2:.B31])" office:value-type="float" office:value="192.733333333333" calcext:value-type="float">
            <text:p>192,73</text:p>
          </table:table-cell>
          <table:table-cell table:formula="of:=AVERAGE([.C2:.C31])" office:value-type="float" office:value="133.8" calcext:value-type="float">
            <text:p>133,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32" calcext:value-type="float">
            <text:p>132</text:p>
          </table:table-cell>
          <table:table-cell table:formula="of:=AVERAGE([.B2];[.B32])" office:value-type="float" office:value="624" calcext:value-type="float">
            <text:p>624,00</text:p>
          </table:table-cell>
          <table:table-cell table:formula="of:=AVERAGE([.C2];[.C32])" office:value-type="float" office:value="176.5" calcext:value-type="float">
            <text:p>176,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7" calcext:value-type="float">
            <text:p>167</text:p>
          </table:table-cell>
          <table:table-cell office:value-type="float" office:value="127" calcext:value-type="float">
            <text:p>127</text:p>
          </table:table-cell>
          <table:table-cell table:formula="of:=AVERAGE([.B2];[.B33])" office:value-type="float" office:value="641.5" calcext:value-type="float">
            <text:p>641,50</text:p>
          </table:table-cell>
          <table:table-cell table:formula="of:=AVERAGE([.C2];[.C33])" office:value-type="float" office:value="174" calcext:value-type="float">
            <text:p>174,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" calcext:value-type="float">
            <text:p>131</text:p>
          </table:table-cell>
          <table:table-cell office:value-type="float" office:value="197" calcext:value-type="float">
            <text:p>197</text:p>
          </table:table-cell>
          <table:table-cell table:formula="of:=AVERAGE([.B2:.B34])" office:value-type="float" office:value="188.242424242424" calcext:value-type="float">
            <text:p>188,24</text:p>
          </table:table-cell>
          <table:table-cell table:formula="of:=AVERAGE([.C2:.C34])" office:value-type="float" office:value="135.454545454545" calcext:value-type="float">
            <text:p>135,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2" calcext:value-type="float">
            <text:p>142</text:p>
          </table:table-cell>
          <table:table-cell office:value-type="float" office:value="116" calcext:value-type="float">
            <text:p>116</text:p>
          </table:table-cell>
          <table:table-cell table:formula="of:=AVERAGE([.B2:.B35])" office:value-type="float" office:value="186.882352941176" calcext:value-type="float">
            <text:p>186,88</text:p>
          </table:table-cell>
          <table:table-cell table:formula="of:=AVERAGE([.C2:.C35])" office:value-type="float" office:value="134.882352941176" calcext:value-type="float">
            <text:p>134,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formula="of:=AVERAGE([.B2:.B36])" office:value-type="float" office:value="184.771428571429" calcext:value-type="float">
            <text:p>184,77</text:p>
          </table:table-cell>
          <table:table-cell table:formula="of:=AVERAGE([.C2:.C36])" office:value-type="float" office:value="134.285714285714" calcext:value-type="float">
            <text:p>134,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25" calcext:value-type="float">
            <text:p>125</text:p>
          </table:table-cell>
          <table:table-cell table:formula="of:=AVERAGE([.B2:.B37])" office:value-type="float" office:value="183.611111111111" calcext:value-type="float">
            <text:p>183,61</text:p>
          </table:table-cell>
          <table:table-cell table:formula="of:=AVERAGE([.C2:.C37])" office:value-type="float" office:value="134.027777777778" calcext:value-type="float">
            <text:p>134,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  <table:table-cell table:formula="of:=AVERAGE([.B2:.B38])" office:value-type="float" office:value="181.72972972973" calcext:value-type="float">
            <text:p>181,73</text:p>
          </table:table-cell>
          <table:table-cell table:formula="of:=AVERAGE([.C2:.C38])" office:value-type="float" office:value="135.648648648649" calcext:value-type="float">
            <text:p>135,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4" calcext:value-type="float">
            <text:p>154</text:p>
          </table:table-cell>
          <table:table-cell office:value-type="float" office:value="116" calcext:value-type="float">
            <text:p>116</text:p>
          </table:table-cell>
          <table:table-cell table:formula="of:=AVERAGE([.B2:.B39])" office:value-type="float" office:value="181" calcext:value-type="float">
            <text:p>181,00</text:p>
          </table:table-cell>
          <table:table-cell table:formula="of:=AVERAGE([.C2:.C39])" office:value-type="float" office:value="135.131578947368" calcext:value-type="float">
            <text:p>135,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formula="of:=AVERAGE([.B2:.B40])" office:value-type="float" office:value="179.333333333333" calcext:value-type="float">
            <text:p>179,33</text:p>
          </table:table-cell>
          <table:table-cell table:formula="of:=AVERAGE([.C2:.C40])" office:value-type="float" office:value="134.615384615385" calcext:value-type="float">
            <text:p>134,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2" calcext:value-type="float">
            <text:p>182</text:p>
          </table:table-cell>
          <table:table-cell office:value-type="float" office:value="85" calcext:value-type="float">
            <text:p>85</text:p>
          </table:table-cell>
          <table:table-cell table:formula="of:=AVERAGE([.B2:.B41])" office:value-type="float" office:value="179.4" calcext:value-type="float">
            <text:p>179,40</text:p>
          </table:table-cell>
          <table:table-cell table:formula="of:=AVERAGE([.C2:.C41])" office:value-type="float" office:value="133.375" calcext:value-type="float">
            <text:p>133,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table:formula="of:=AVERAGE([.B2];[.B42])" office:value-type="float" office:value="622" calcext:value-type="float">
            <text:p>622,00</text:p>
          </table:table-cell>
          <table:table-cell table:formula="of:=AVERAGE([.C2];[.C42])" office:value-type="float" office:value="151.5" calcext:value-type="float">
            <text:p>151,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4" calcext:value-type="float">
            <text:p>134</text:p>
          </table:table-cell>
          <table:table-cell office:value-type="float" office:value="84" calcext:value-type="float">
            <text:p>84</text:p>
          </table:table-cell>
          <table:table-cell table:formula="of:=AVERAGE([.B2];[.B43])" office:value-type="float" office:value="625" calcext:value-type="float">
            <text:p>625,00</text:p>
          </table:table-cell>
          <table:table-cell table:formula="of:=AVERAGE([.C2];[.C43])" office:value-type="float" office:value="152.5" calcext:value-type="float">
            <text:p>152,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table:formula="of:=AVERAGE([.B2:.B44])" office:value-type="float" office:value="175.232558139535" calcext:value-type="float">
            <text:p>175,23</text:p>
          </table:table-cell>
          <table:table-cell table:formula="of:=AVERAGE([.C2:.C44])" office:value-type="float" office:value="129.906976744186" calcext:value-type="float">
            <text:p>129,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table:formula="of:=AVERAGE([.B2:.B45])" office:value-type="float" office:value="173.659090909091" calcext:value-type="float">
            <text:p>173,66</text:p>
          </table:table-cell>
          <table:table-cell table:formula="of:=AVERAGE([.C2:.C45])" office:value-type="float" office:value="129.022727272727" calcext:value-type="float">
            <text:p>129,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table:formula="of:=AVERAGE([.B2:.B46])" office:value-type="float" office:value="172.755555555556" calcext:value-type="float">
            <text:p>172,76</text:p>
          </table:table-cell>
          <table:table-cell table:formula="of:=AVERAGE([.C2:.C46])" office:value-type="float" office:value="129.466666666667" calcext:value-type="float">
            <text:p>129,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6" calcext:value-type="float">
            <text:p>136</text:p>
          </table:table-cell>
          <table:table-cell office:value-type="float" office:value="159" calcext:value-type="float">
            <text:p>159</text:p>
          </table:table-cell>
          <table:table-cell table:formula="of:=AVERAGE([.B2:.B47])" office:value-type="float" office:value="171.95652173913" calcext:value-type="float">
            <text:p>171,96</text:p>
          </table:table-cell>
          <table:table-cell table:formula="of:=AVERAGE([.C2:.C47])" office:value-type="float" office:value="130.108695652174" calcext:value-type="float">
            <text:p>130,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table:formula="of:=AVERAGE([.B2:.B48])" office:value-type="float" office:value="170.234042553192" calcext:value-type="float">
            <text:p>170,23</text:p>
          </table:table-cell>
          <table:table-cell table:formula="of:=AVERAGE([.C2:.C48])" office:value-type="float" office:value="129.595744680851" calcext:value-type="float">
            <text:p>129,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6" calcext:value-type="float">
            <text:p>166</text:p>
          </table:table-cell>
          <table:table-cell office:value-type="float" office:value="356" calcext:value-type="float">
            <text:p>356</text:p>
          </table:table-cell>
          <table:table-cell table:formula="of:=AVERAGE([.B2:.B49])" office:value-type="float" office:value="170.145833333333" calcext:value-type="float">
            <text:p>170,15</text:p>
          </table:table-cell>
          <table:table-cell table:formula="of:=AVERAGE([.C2:.C49])" office:value-type="float" office:value="134.3125" calcext:value-type="float">
            <text:p>134,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float" office:value="309" calcext:value-type="float">
            <text:p>309</text:p>
          </table:table-cell>
          <table:table-cell table:formula="of:=AVERAGE([.B2:.B50])" office:value-type="float" office:value="170.142857142857" calcext:value-type="float">
            <text:p>170,14</text:p>
          </table:table-cell>
          <table:table-cell table:formula="of:=AVERAGE([.C2:.C50])" office:value-type="float" office:value="137.877551020408" calcext:value-type="float">
            <text:p>137,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table:formula="of:=AVERAGE([.B2:.B51])" office:value-type="float" office:value="169.44" calcext:value-type="float">
            <text:p>169,44</text:p>
          </table:table-cell>
          <table:table-cell table:formula="of:=AVERAGE([.C2:.C51])" office:value-type="float" office:value="137.46" calcext:value-type="float">
            <text:p>137,46</text:p>
          </table:table-cell>
        </table:table-row>
        <table:table-row table:style-name="ro1" table:number-rows-repeated="10485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9T05:40:19.965684911</dc:date>
    <meta:editing-duration>PT2M30S</meta:editing-duration>
    <meta:editing-cycles>1</meta:editing-cycles>
    <meta:document-statistic meta:table-count="1" meta:cell-count="255" meta:object-count="2"/>
    <meta:generator>LibreOffice/7.5.5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line" chart:style-name="ch1">
        <chart:title svg:x="4.845cm" svg:y="0.316cm" chart:style-name="ch2">
          <text:p>Tiempo Búsqueda Binaria 2e16</text:p>
        </chart:title>
        <chart:legend chart:legend-position="end" svg:x="11.635cm" svg:y="3.954cm" style:legend-expansion="high" chart:style-name="ch3"/>
        <chart:plot-area chart:style-name="ch4" table:cell-range-address="Resultados_busquedaBinaria2e16.B1:Resultados_busquedaBinaria2e16.C51" chart:data-source-has-labels="row" svg:x="1.33cm" svg:y="1.275cm" svg:width="9.986cm" svg:height="6.569cm">
          <chart:coordinate-region svg:x="2.322cm" svg:y="1.474cm" svg:width="8.994cm" svg:height="5.578cm"/>
          <chart:axis chart:dimension="x" chart:name="primary-x" chart:style-name="ch5">
            <chart:title svg:x="5.644cm" svg:y="8.024cm" chart:style-name="ch6">
              <text:p>Iteración</text:p>
            </chart:title>
          </chart:axis>
          <chart:axis chart:dimension="y" chart:name="primary-y" chart:style-name="ch5">
            <chart:title svg:x="0.451cm" svg:y="5.476cm" chart:style-name="ch7">
              <text:p>Tiempo (ns)</text:p>
            </chart:title>
            <chart:grid chart:style-name="ch8" chart:class="major"/>
          </chart:axis>
          <chart:series chart:style-name="ch9" chart:values-cell-range-address="Resultados_busquedaBinaria2e16.B2:Resultados_busquedaBinaria2e16.B51" chart:label-cell-address="Resultados_busquedaBinaria2e16.B1:Resultados_busquedaBinaria2e16.B1" chart:class="chart:line">
            <chart:data-point chart:repeated="50"/>
          </chart:series>
          <chart:series chart:style-name="ch10" chart:values-cell-range-address="Resultados_busquedaBinaria2e16.C2:Resultados_busquedaBinaria2e16.C51" chart:label-cell-address="Resultados_busquedaBinaria2e16.C1:Resultados_busquedaBinaria2e16.C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Lineal (ns)</text:p>
                <draw:g>
                  <svg:desc>Resultados_busquedaBinaria2e16.B1:Resultados_busquedaBinaria2e16.B1</svg:desc>
                </draw:g>
              </table:table-cell>
              <table:table-cell office:value-type="string">
                <text:p>Tiempo Normal (ns)</text:p>
                <draw:g>
                  <svg:desc>Resultados_busquedaBinaria2e16.C1:Resultados_busquedaBinaria2e16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16">
                <text:p>1116</text:p>
                <draw:g>
                  <svg:desc>Resultados_busquedaBinaria2e16.B2:Resultados_busquedaBinaria2e16.B51</svg:desc>
                </draw:g>
              </table:table-cell>
              <table:table-cell office:value-type="float" office:value="221">
                <text:p>221</text:p>
                <draw:g>
                  <svg:desc>Resultados_busquedaBinaria2e16.C2:Resultados_busquedaBinaria2e16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">
                <text:p>13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4">
                <text:p>3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">
                <text:p>1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">
                <text:p>13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">
                <text:p>1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">
                <text:p>12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1">
                <text:p>3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">
                <text:p>11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">
                <text:p>13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3">
                <text:p>1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">
                <text:p>12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">
                <text:p>12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4">
                <text:p>27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">
                <text:p>13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3">
                <text:p>14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8">
                <text:p>18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8">
                <text:p>17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4">
                <text:p>15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8">
                <text:p>16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">
                <text:p>1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">
                <text:p>15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6">
                <text:p>17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5">
                <text:p>14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2">
                <text:p>1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0">
                <text:p>1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9">
                <text:p>1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4">
                <text:p>12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">
                <text:p>12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7">
                <text:p>16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1">
                <text:p>13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2">
                <text:p>14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3">
                <text:p>14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">
                <text:p>11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4">
                <text:p>15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2">
                <text:p>18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">
                <text:p>1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4">
                <text:p>13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7">
                <text:p>9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6">
                <text:p>10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3">
                <text:p>13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6">
                <text:p>13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1">
                <text:p>9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6">
                <text:p>16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5">
                <text:p>135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line" chart:style-name="ch1">
        <chart:title svg:x="3.839cm" svg:y="0.316cm" chart:style-name="ch2">
          <text:p>Tiempo Promedio Búsqueda Binaria 2e16</text:p>
        </chart:title>
        <chart:legend chart:legend-position="end" svg:x="11.211cm" svg:y="3.954cm" style:legend-expansion="high" chart:style-name="ch3"/>
        <chart:plot-area chart:style-name="ch4" table:cell-range-address="Resultados_busquedaBinaria2e16.D1:Resultados_busquedaBinaria2e16.E51" chart:data-source-has-labels="row" svg:x="1.33cm" svg:y="1.275cm" svg:width="9.562cm" svg:height="6.569cm">
          <chart:coordinate-region svg:x="2.904cm" svg:y="1.474cm" svg:width="7.988cm" svg:height="5.578cm"/>
          <chart:axis chart:dimension="x" chart:name="primary-x" chart:style-name="ch5">
            <chart:title svg:x="5.432cm" svg:y="8.024cm" chart:style-name="ch6">
              <text:p>Iteración</text:p>
            </chart:title>
          </chart:axis>
          <chart:axis chart:dimension="y" chart:name="primary-y" chart:style-name="ch7">
            <chart:title svg:x="0.451cm" svg:y="5.635cm" chart:style-name="ch8">
              <text:p>Promedio (ns)</text:p>
            </chart:title>
            <chart:grid chart:style-name="ch9" chart:class="major"/>
          </chart:axis>
          <chart:series chart:style-name="ch10" chart:values-cell-range-address="Resultados_busquedaBinaria2e16.D2:Resultados_busquedaBinaria2e16.D51" chart:label-cell-address="Resultados_busquedaBinaria2e16.D1:Resultados_busquedaBinaria2e16.D1" chart:class="chart:line">
            <chart:data-point chart:repeated="50"/>
          </chart:series>
          <chart:series chart:style-name="ch11" chart:values-cell-range-address="Resultados_busquedaBinaria2e16.E2:Resultados_busquedaBinaria2e16.E51" chart:label-cell-address="Resultados_busquedaBinaria2e16.E1:Resultados_busquedaBinaria2e16.E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Lineal (ms)</text:p>
                <draw:g>
                  <svg:desc>Resultados_busquedaBinaria2e16.D1:Resultados_busquedaBinaria2e16.D1</svg:desc>
                </draw:g>
              </table:table-cell>
              <table:table-cell office:value-type="string">
                <text:p>Promedio Normal (ms)</text:p>
                <draw:g>
                  <svg:desc>Resultados_busquedaBinaria2e16.E1:Resultados_busquedaBinaria2e16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16">
                <text:p>1116</text:p>
                <draw:g>
                  <svg:desc>Resultados_busquedaBinaria2e16.D2:Resultados_busquedaBinaria2e16.D51</svg:desc>
                </draw:g>
              </table:table-cell>
              <table:table-cell office:value-type="float" office:value="221">
                <text:p>221</text:p>
                <draw:g>
                  <svg:desc>Resultados_busquedaBinaria2e16.E2:Resultados_busquedaBinaria2e16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3">
                <text:p>62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3.333333333333">
                <text:p>523.33333333333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5.5">
                <text:p>425.5</text:p>
              </table:table-cell>
              <table:table-cell office:value-type="float" office:value="144.25">
                <text:p>144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">
                <text:p>367</text:p>
              </table:table-cell>
              <table:table-cell office:value-type="float" office:value="139.6">
                <text:p>13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2.5">
                <text:p>332.5</text:p>
              </table:table-cell>
              <table:table-cell office:value-type="float" office:value="139.833333333333">
                <text:p>139.8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.142857142857">
                <text:p>303.142857142857</text:p>
              </table:table-cell>
              <table:table-cell office:value-type="float" office:value="139.428571428571">
                <text:p>139.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5.375">
                <text:p>305.375</text:p>
              </table:table-cell>
              <table:table-cell office:value-type="float" office:value="136.625">
                <text:p>136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4.444444444444">
                <text:p>284.444444444444</text:p>
              </table:table-cell>
              <table:table-cell office:value-type="float" office:value="135.555555555556">
                <text:p>135.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9.5">
                <text:p>269.5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9.5">
                <text:p>649.5</text:p>
              </table:table-cell>
              <table:table-cell office:value-type="float" office:value="158.5">
                <text:p>158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1.5">
                <text:p>621.5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.923076923077">
                <text:p>240.923076923077</text:p>
              </table:table-cell>
              <table:table-cell office:value-type="float" office:value="133.384615384615">
                <text:p>133.384615384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3.285714285714">
                <text:p>243.285714285714</text:p>
              </table:table-cell>
              <table:table-cell office:value-type="float" office:value="132.857142857143">
                <text:p>132.8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6.2">
                <text:p>236.2</text:p>
              </table:table-cell>
              <table:table-cell office:value-type="float" office:value="133.733333333333">
                <text:p>133.7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.375">
                <text:p>230.375</text:p>
              </table:table-cell>
              <table:table-cell office:value-type="float" office:value="133.0625">
                <text:p>133.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7.882352941176">
                <text:p>227.882352941176</text:p>
              </table:table-cell>
              <table:table-cell office:value-type="float" office:value="132.882352941176">
                <text:p>132.882352941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5.111111111111">
                <text:p>225.111111111111</text:p>
              </table:table-cell>
              <table:table-cell office:value-type="float" office:value="134.555555555556">
                <text:p>134.5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1.368421052632">
                <text:p>221.368421052632</text:p>
              </table:table-cell>
              <table:table-cell office:value-type="float" office:value="134.421052631579">
                <text:p>134.4210526315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8.7">
                <text:p>218.7</text:p>
              </table:table-cell>
              <table:table-cell office:value-type="float" office:value="131.95">
                <text:p>131.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2">
                <text:p>63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5">
                <text:p>63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8.739130434783">
                <text:p>208.739130434783</text:p>
              </table:table-cell>
              <table:table-cell office:value-type="float" office:value="132.652173913043">
                <text:p>132.652173913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7.375">
                <text:p>207.375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4.88">
                <text:p>204.88</text:p>
              </table:table-cell>
              <table:table-cell office:value-type="float" office:value="131.84">
                <text:p>131.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2.461538461538">
                <text:p>202.461538461538</text:p>
              </table:table-cell>
              <table:table-cell office:value-type="float" office:value="130.423076923077">
                <text:p>130.423076923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.888888888889">
                <text:p>200.888888888889</text:p>
              </table:table-cell>
              <table:table-cell office:value-type="float" office:value="129.888888888889">
                <text:p>129.888888888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7.607142857143">
                <text:p>197.607142857143</text:p>
              </table:table-cell>
              <table:table-cell office:value-type="float" office:value="129.321428571429">
                <text:p>129.321428571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5.068965517241">
                <text:p>195.068965517241</text:p>
              </table:table-cell>
              <table:table-cell office:value-type="float" office:value="132.310344827586">
                <text:p>132.310344827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.733333333333">
                <text:p>192.733333333333</text:p>
              </table:table-cell>
              <table:table-cell office:value-type="float" office:value="133.8">
                <text:p>133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4">
                <text:p>624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1.5">
                <text:p>641.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8.242424242424">
                <text:p>188.242424242424</text:p>
              </table:table-cell>
              <table:table-cell office:value-type="float" office:value="135.454545454545">
                <text:p>135.4545454545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6.882352941176">
                <text:p>186.882352941176</text:p>
              </table:table-cell>
              <table:table-cell office:value-type="float" office:value="134.882352941176">
                <text:p>134.882352941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4.771428571429">
                <text:p>184.771428571429</text:p>
              </table:table-cell>
              <table:table-cell office:value-type="float" office:value="134.285714285714">
                <text:p>134.28571428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3.611111111111">
                <text:p>183.611111111111</text:p>
              </table:table-cell>
              <table:table-cell office:value-type="float" office:value="134.027777777778">
                <text:p>134.02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1.72972972973">
                <text:p>181.72972972973</text:p>
              </table:table-cell>
              <table:table-cell office:value-type="float" office:value="135.648648648649">
                <text:p>135.6486486486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1">
                <text:p>181</text:p>
              </table:table-cell>
              <table:table-cell office:value-type="float" office:value="135.131578947368">
                <text:p>135.1315789473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9.333333333333">
                <text:p>179.333333333333</text:p>
              </table:table-cell>
              <table:table-cell office:value-type="float" office:value="134.615384615385">
                <text:p>134.6153846153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9.4">
                <text:p>179.4</text:p>
              </table:table-cell>
              <table:table-cell office:value-type="float" office:value="133.375">
                <text:p>133.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2">
                <text:p>622</text:p>
              </table:table-cell>
              <table:table-cell office:value-type="float" office:value="151.5">
                <text:p>151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5">
                <text:p>625</text:p>
              </table:table-cell>
              <table:table-cell office:value-type="float" office:value="152.5">
                <text:p>152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5.232558139535">
                <text:p>175.232558139535</text:p>
              </table:table-cell>
              <table:table-cell office:value-type="float" office:value="129.906976744186">
                <text:p>129.906976744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3.659090909091">
                <text:p>173.659090909091</text:p>
              </table:table-cell>
              <table:table-cell office:value-type="float" office:value="129.022727272727">
                <text:p>129.022727272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2.755555555556">
                <text:p>172.755555555556</text:p>
              </table:table-cell>
              <table:table-cell office:value-type="float" office:value="129.466666666667">
                <text:p>129.4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1.95652173913">
                <text:p>171.95652173913</text:p>
              </table:table-cell>
              <table:table-cell office:value-type="float" office:value="130.108695652174">
                <text:p>130.1086956521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0.234042553192">
                <text:p>170.234042553192</text:p>
              </table:table-cell>
              <table:table-cell office:value-type="float" office:value="129.595744680851">
                <text:p>129.5957446808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0.145833333333">
                <text:p>170.145833333333</text:p>
              </table:table-cell>
              <table:table-cell office:value-type="float" office:value="134.3125">
                <text:p>134.3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.142857142857">
                <text:p>170.142857142857</text:p>
              </table:table-cell>
              <table:table-cell office:value-type="float" office:value="137.877551020408">
                <text:p>137.8775510204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9.44">
                <text:p>169.44</text:p>
              </table:table-cell>
              <table:table-cell office:value-type="float" office:value="137.46">
                <text:p>137.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